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a5afe" officeooo:paragraph-rsid="000a5a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2T12:50:06.346000000</meta:creation-date>
    <dc:date>2025-06-22T12:50:11.300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6.4.1$Windows_X86_64 LibreOffice_project/e19e193f88cd6c0525a17fb7a176ed8e6a3e2aa1</meta:generator>
  </office:meta>
</office:document-meta>
</file>